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italic" fo:font-weight="bold" officeooo:rsid="00030eaa" officeooo:paragraph-rsid="00030eaa" style:font-style-asian="italic" style:font-weight-asian="bold" style:font-style-complex="italic" style:font-weight-complex="bold"/>
    </style:style>
    <style:style style:name="P2" style:family="paragraph" style:parent-style-name="Standard">
      <style:text-properties fo:font-style="italic" fo:font-weight="bold" officeooo:rsid="00030eaa" officeooo:paragraph-rsid="0006a934" style:font-style-asian="italic" style:font-weight-asian="bold" style:font-style-complex="italic" style:font-weight-complex="bold"/>
    </style:style>
    <style:style style:name="P3" style:family="paragraph" style:parent-style-name="Standard">
      <style:text-properties style:font-name="Liberation Serif" officeooo:rsid="00030eaa" officeooo:paragraph-rsid="00030eaa"/>
    </style:style>
    <style:style style:name="P4" style:family="paragraph" style:parent-style-name="Standard">
      <style:text-properties style:font-name="Liberation Serif" fo:font-style="normal" fo:font-weight="normal" officeooo:rsid="00030eaa" officeooo:paragraph-rsid="00030eaa" style:font-style-asian="normal" style:font-weight-asian="normal" style:font-style-complex="normal" style:font-weight-complex="normal"/>
    </style:style>
    <style:style style:name="T1" style:family="text">
      <style:text-properties officeooo:rsid="0006a934"/>
    </style:style>
    <style:style style:name="T2" style:family="text">
      <style:text-properties style:font-name="Liberation Serif"/>
    </style:style>
    <style:style style:name="T3" style:family="text">
      <style:text-properties style:font-name="Liberation Serif" fo:font-style="normal" fo:font-weight="normal" officeooo:rsid="0006a934" style:font-style-asian="normal" style:font-weight-asian="normal" style:font-style-complex="normal" style:font-weight-complex="normal"/>
    </style:style>
    <style:style style:name="T4" style:family="text">
      <style:text-properties style:font-name="Liberation Serif" fo:font-style="normal" fo:font-weight="normal" officeooo:rsid="0006bf1e"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chine Learning</text:p>
      <text:p text:style-name="P3">Assignment #1 </text:p>
      <text:p text:style-name="P3">Morgan Reilly – 20235398</text:p>
      <text:p text:style-name="P3"/>
      <text:p text:style-name="P1"><text:span text:style-name="Emphasis"><text:span text:style-name="T2">Research what open-source machine learning packages are available, and select one that you think will be appropriate for this task. Your report should include a brief justification for your choice and an overview of the main features of the package you have chosen. </text:span></text:span><text:span text:style-name="Emphasis"><text:span text:style-name="Source_20_Text"><text:span text:style-name="T2">[4 marks max.]</text:span></text:span></text:span></text:p>
      <text:p text:style-name="P4">Upon analysis of this I found that there are many available open-source machine learning packages available for this task. These consist of the likes of TensorFlow, Keras, Scikit-learn and Theano. Through past expeirience and projects I have used TensorFlow and Keras, and for this project I had initially opted to use Keras as it is relatively user-friendly and I thought should work well for a classification task such as this. Upon reviewing this in a Q&amp;A session for this module I found out that this task was better suited to SciKit-Learn or WEKA.</text:p>
      <text:p text:style-name="P4">The main features of this application, outside of the necessary imports such as pandas or numpy, consist of the likes of the Tree library, which allow me to use the various Tree models for the Classification task at hand. I have also included various other packages such as model_selection, this is used for cross-validation, metrics which is used to generate <text:span text:style-name="T1">and plot</text:span> a confusion matrix, and the ensemble library, which allows me to implement a Radom Forest Classifier.</text:p>
      <text:p text:style-name="P4"/>
      <text:p text:style-name="P1"><text:span text:style-name="Emphasis"><text:span text:style-name="T2">A dataset is supplied below. You will probably need to do some work to prepare it for input into the ML package, depending on the package’s requirements. Document any data preparation steps in your report. </text:span></text:span><text:span text:style-name="Emphasis"><text:span text:style-name="Source_20_Text"><text:span text:style-name="T2">[2 marks max.]</text:span></text:span></text:span></text:p>
      <text:p text:style-name="P2"><text:span text:style-name="Source_20_Text"><text:span text:style-name="T3">To handle the data being read I made a fairly strightforward funciton which takes two parameters, file_in and file_out. This function simple reads in from a text file, stores it into a Pandas dataframe, declaring the column headers as per project outline, saves the file as a csv and returns the dataframe. Once the dataframe is set for both test and train csv files, I then call a function to generate the samples and to generate the features. Sample generation involves storing all of the data from a single row apart from the classification label </text:span></text:span><text:span text:style-name="Source_20_Text"><text:span text:style-name="T4">into a list</text:span></text:span><text:span text:style-name="Source_20_Text"><text:span text:style-name="T3">. Feature generation does the inverse of sample generation, only storing the classification label. These are stored as lists for the X_train/test set and for the y_train/test set. </text:span></text:span><text:span text:style-name="Source_20_Text"><text:span text:style-name="T4">The sample set is for both of these is normalised between 0 and 1. </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00:09:36.682129539</meta:creation-date>
    <meta:generator>LibreOffice/6.4.6.2$Linux_X86_64 LibreOffice_project/40$Build-2</meta:generator>
    <dc:date>2020-10-30T16:10:44.320689269</dc:date>
    <meta:editing-duration>PT14M28S</meta:editing-duration>
    <meta:editing-cycles>2</meta:editing-cycles>
    <meta:document-statistic meta:table-count="0" meta:image-count="0" meta:object-count="0" meta:page-count="1" meta:paragraph-count="8" meta:word-count="401" meta:character-count="2384" meta:non-whitespace-character-count="1988"/>
  </office:meta>
</office:document-meta>
</file>